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01a14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341d2" officeooo:paragraph-rsid="000341d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0198d" officeooo:paragraph-rsid="000341d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normal" fo:font-weight="normal" officeooo:paragraph-rsid="0014a9d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URW Chancery L" fo:font-size="16pt" fo:font-weight="bold" officeooo:rsid="0001a142" officeooo:paragraph-rsid="0001a142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URW Palladio L" fo:font-size="12pt" fo:font-style="normal" fo:font-weight="normal" officeooo:rsid="000341d2" officeooo:paragraph-rsid="0010e2e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RW Palladio L" fo:font-size="12pt" fo:font-style="normal" fo:font-weight="normal" officeooo:rsid="0007c356" officeooo:paragraph-rsid="0018c0f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RW Palladio L" fo:font-size="12pt" fo:font-style="normal" fo:font-weight="normal" officeooo:rsid="00112695" officeooo:paragraph-rsid="0014a9d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12695" style:font-size-asian="14pt" style:font-size-complex="14pt"/>
    </style:style>
    <style:style style:name="T2" style:family="text">
      <style:text-properties style:font-name="URW Palladio L" fo:font-size="12pt" fo:font-style="normal" fo:font-weight="normal" officeooo:rsid="0004263b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URW Palladio L" fo:font-size="12pt" officeooo:rsid="0012d323" style:font-size-asian="12pt" style:font-size-complex="12pt"/>
    </style:style>
    <style:style style:name="T4" style:family="text">
      <style:text-properties style:font-name="URW Palladio L" fo:font-size="12pt" officeooo:rsid="0014a9da" style:font-size-asian="12pt" style:font-size-complex="12pt"/>
    </style:style>
    <style:style style:name="T5" style:family="text">
      <style:text-properties style:font-name="URW Palladio L" fo:font-size="12pt" officeooo:rsid="0015b343" style:font-size-asian="12pt" style:font-size-complex="12pt"/>
    </style:style>
    <style:style style:name="T6" style:family="text">
      <style:text-properties style:font-name="URW Palladio L" fo:font-size="12pt" officeooo:rsid="001785f4" style:font-size-asian="12pt" style:font-size-complex="12pt"/>
    </style:style>
    <style:style style:name="T7" style:family="text">
      <style:text-properties style:font-name="URW Chancery L" fo:font-size="16pt" officeooo:rsid="0001a142" style:font-size-asian="16pt" style:font-size-complex="16pt"/>
    </style:style>
    <style:style style:name="T8" style:family="text">
      <style:text-properties officeooo:rsid="001785f4"/>
    </style:style>
    <style:style style:name="T9" style:family="text">
      <style:text-properties officeooo:rsid="001ae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7">Viitorul UE -</text:span></text:p>
      <text:p text:style-name="P5"><text:tab/> <text:s text:c="5"/>Existenta institutiilor suprastatale un pas spre totalitarism?</text:p>
      <text:p text:style-name="P1"/>
      <text:p text:style-name="P2"><text:tab/><text:span text:style-name="T2">UE benificiaza de un cadru institutional unic in lume in care : prioritatile generale sunt stabilite de Consiliul European , care reuneste liderii nationali si europeni ; deputati europeni , alesi prin vot direct, care au rolul de a reprezinta interesele cetatenilor in cadrul Parlamentului European si interesele Uniunii in ansamblu ce sunt promovate de Comisia Europeana , ai carei membri sunt desemnati de catre guvernele nationale.</text:span></text:p>
      <text:p text:style-name="P6"><text:tab/>Desi Uniunea Europeana, asa cum spunea Vladimir Bukovsky, a fost creeata fara folosirea expresa a fortei militare , se aseamana din multe puncte de vedere cu un sistem totalitar precum fosta Uniune Sovietica , un prim argument fiind scopul realizarii UE si anume evitarea unui razboi si deschiderea granitelor dintre state . Uniunea Europeana <text:s text:c="2"/>distruge statul-natiune, dovada fiind faptul ca doreste sa creeze o noua entitate istorica , si anume cea europeana , creeand o comunitate multinationala . La fel s-a ntamplat si in cadrul URSS unde s-a dorit creearea unui nou popor si anume cel soviet.</text:p>
      <text:p text:style-name="P7"><text:tab/>Libertate de exprimare in cadrul UE este partial <text:s/>suprimata,acest lucru avea numele de “GULAG”,desi eurocratii au un timp de vorbire mult mai mare decat in fosta URSS ,totusi se intalnesc diverse abuzuri in aceasta privinta . Un exemplu este faptul ca in primavara acestui an , cancelarul Merkel a dorit sa afle cum fondatorii unei retele de socializare ar putea sa o ajute in limitarea libertatii de exprimare a populatiei Uniunii Europene , asadar este impotriva cetacenilor europeni ca guvernul din orice tara sa interzica sau sa incrimineze exprimarea unor opinii care nu sunt in favoarea guvernului actual. </text:p>
      <text:p text:style-name="P8"><text:tab/>UE are un caracter partial totalitar .Existenta institutiilor suprastatale , care nu raspund in fata nimanui , asa cum URSS era condusa de 15 persoane cu putere nelimitata , pune un semn de intrebare in ceea ce priveste viitorul UE . Parlamentarii de la Comisia Europeana sunt desemnati de catre guvernele nationale , iar Presedintele Comisiei este ales de catre Parlamentul European , nu prin votul direct al cetatenilor europeni <text:s/>.Asadar , la fel ca intr-un sistem totalitar personalul se investeste reciproc , exact cum se intampla intr-un astfel <text:span text:style-name="T9">de sistem.</text:span></text:p>
      <text:p text:style-name="P4"><text:span text:style-name="T3"><text:tab/></text:span><text:span text:style-name="T4">Viitorul UE incepe sa se prabuseasca .Totul a inceput cu BREXIT ,fiind un referendum prin care s-a ales iesirea Marii Britanii din UE de catre poperul acestui stat . Desi a fost libertate de exprimare , poporul nu a stiut ce sa voteze , nu s-a informat si nici nu a fost , dovada fiind faptul ca dupa vot <text:s/>cea mai cautata informatie in GBR a fost “ce inseamna Brexit”.Uniunea Europpeana nu a fost interesata sa pastreze legatura cu GBR , pentru eurocrati nu insemna nici-o schimbare , insa pentru tarile si popoarele membre da . Acest colaps , ca si in cadrul URSS a fost datorat lipsei de avantaje : GBR contribuind mai mult in cadrul uniunii decat uniunea contribuia pentru </text:span><text:span text:style-name="T6">ea</text:span><text:span text:style-name="T4"> . Asadar , daca UE nu va fi interesata sa pastreze legaturile dintre europeni si sa contribuie la pastrarea unitatii , </text:span><text:span text:style-name="T5">si renuntarea la influentele totalitare</text:span><text:span text:style-name="T4">, </text:span><text:span text:style-name="T5">c</text:span><text:span text:style-name="T4">olapsul </text:span><text:span text:style-name="T5">nu va inceta sa apara. </text:span><text:span text:style-name="T1"><text:line-break/><text:tab/><text:tab/><text:tab/><text:tab/><text:tab/><text:tab/><text:tab/></text:span></text:p>
      <text:p text:style-name="P3"><text:tab/><text:tab/><text:tab/><text:tab/><text:tab/><text:tab/><text:span text:style-name="T8">Proiect realizat de Matei Ana-Ruxand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5:57:33.242604028</meta:creation-date>
    <dc:date>2016-09-19T16:50:22.802402967</dc:date>
    <meta:editing-duration>PT1H15M37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523" meta:character-count="3220" meta:non-whitespace-character-count="2667"/>
  </office:meta>
</office:document-meta>
</file>